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6.05cm" svg:y="15.5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1.5cm" svg:y="13.9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cm" svg:y="16.1cm">
          <draw:image xlink:href="Pictures/100002010000002600000026159172AD.png" xlink:type="simple" xlink:show="embed" xlink:actuate="onLoad">
            <text:p text:style-name="P1"><text:span text:style-name="T2">R1</text:span></text:p>
          </draw:image>
        </draw:frame>
        <draw:custom-shape draw:style-name="gr2" draw:text-style-name="P4" draw:layer="layout" svg:width="3.4cm" svg:height="3.5cm" svg:x="4.2cm" svg:y="17cm">
          <text:p text:style-name="P1"><text:span text:style-name="T3">M4</text:span></text:p>
          <text:p text:style-name="P1"><text:span text:style-name="T4">Max. amount</text:span></text:p>
          <text:p text:style-name="P1"><text:span text:style-name="T4">of money that</text:span></text:p>
          <text:p text:style-name="P1"><text:span text:style-name="T4">B2C company</text:span></text:p>
          <text:p text:style-name="P1"><text:span text:style-name="T4">paid for</text:span></text:p>
          <text:p text:style-name="P1"><text:span text:style-name="T4">B2B product</text:span></text:p>
          <draw:enhanced-geometry svg:viewBox="0 0 21600 21600" draw:text-areas="800 800 20800 20800" draw:type="round-rectangular-callout" draw:modifiers="20634.6368715084 -6391.77377892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7.2cm" svg:y="15.4cm">
          <draw:image xlink:href="Pictures/100002010000002600000026159172AD.png" xlink:type="simple" xlink:show="embed" xlink:actuate="onLoad">
            <text:p text:style-name="P1"><text:span text:style-name="T2">M4</text:span></text:p>
          </draw:image>
        </draw:frame>
        <draw:custom-shape draw:style-name="gr4" draw:text-style-name="P1" draw:layer="layout" svg:width="0.9cm" svg:height="0.9cm" svg:x="7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cm" svg:height="0.9cm" svg:x="11.8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0T21:24:16.265000000</dc:date>
    <meta:editing-duration>PT4H27M35S</meta:editing-duration>
    <meta:editing-cycles>63</meta:editing-cycles>
    <meta:generator>LibreOffice/4.2.3.3$Windows_x86 LibreOffice_project/882f8a0a489bc99a9e60c7905a60226254cb6ff0</meta:generator>
    <meta:document-statistic meta:object-count="18"/>
  </office:meta>
</office:document-meta>
</file>